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900000148A8AAB449E3984943.png" manifest:media-type="image/png"/>
  <manifest:file-entry manifest:full-path="Pictures/10000001000003D5000003089F5D700E7FB80345.png" manifest:media-type="image/png"/>
  <manifest:file-entry manifest:full-path="Pictures/10000001000003CB000003504F33ADAE86D4EEA1.png" manifest:media-type="image/png"/>
  <manifest:file-entry manifest:full-path="Pictures/1000000100000499000002D28A26F3FD44FBF341.png" manifest:media-type="image/png"/>
  <manifest:file-entry manifest:full-path="Pictures/10000001000003180000014F8C352484797C4369.png" manifest:media-type="image/png"/>
  <manifest:file-entry manifest:full-path="Pictures/1000000100000524000002F9F18B85283987D8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14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812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1.296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.907cm, 0cm, 0cm, 10.49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287cm" svg:height="0.95cm" svg:x="4.753cm" svg:y="2.4cm">
          <draw:text-box>
            <text:p text:style-name="P1">グローバル版</text:p>
          </draw:text-box>
        </draw:frame>
        <draw:frame draw:style-name="gr2" draw:text-style-name="P2" draw:layer="layout" svg:width="4.312cm" svg:height="0.95cm" svg:x="13.688cm" svg:y="2.5cm">
          <draw:text-box>
            <text:p text:style-name="P1">中国版</text:p>
          </draw:text-box>
        </draw:frame>
        <draw:frame draw:style-name="gr3" draw:text-style-name="P1" draw:layer="layout" svg:width="6.953cm" svg:height="5.5cm" svg:x="3.5cm" svg:y="4.5cm">
          <draw:image xlink:href="Pictures/10000001000003D5000003089F5D700E7FB80345.png" xlink:type="simple" xlink:show="embed" xlink:actuate="onLoad" draw:mime-type="image/png">
            <text:p/>
          </draw:image>
        </draw:frame>
        <draw:frame draw:style-name="gr4" draw:text-style-name="P1" draw:layer="layout" svg:width="6.896cm" svg:height="5.5cm" svg:x="11.5cm" svg:y="4.5cm">
          <draw:image xlink:href="Pictures/10000001000003CB000003504F33ADAE86D4EEA1.png" xlink:type="simple" xlink:show="embed" xlink:actuate="onLoad" draw:mime-type="image/png">
            <text:p/>
          </draw:image>
        </draw:frame>
        <draw:line draw:style-name="gr5" draw:text-style-name="P3" draw:layer="layout" svg:x1="11cm" svg:y1="2.5cm" svg:x2="11cm" svg:y2="10.5cm">
          <text:p/>
        </draw:line>
      </draw:page>
      <draw:page draw:name="page2" draw:style-name="dp1" draw:master-page-name="標準">
        <draw:frame draw:style-name="gr3" draw:text-style-name="P1" draw:layer="layout" svg:width="11.237cm" svg:height="4.555cm" svg:x="1.763cm" svg:y="5cm">
          <draw:image xlink:href="Pictures/100000010000032900000148A8AAB449E3984943.png" xlink:type="simple" xlink:show="embed" xlink:actuate="onLoad" draw:mime-type="image/png">
            <text:p/>
          </draw:image>
        </draw:frame>
        <draw:frame draw:style-name="gr6" draw:text-style-name="P1" draw:layer="layout" svg:width="2.804cm" svg:height="4.043cm" svg:x="14.1cm" svg:y="5.5cm">
          <draw:image xlink:href="Pictures/10000001000003180000014F8C352484797C4369.png" xlink:type="simple" xlink:show="embed" xlink:actuate="onLoad" draw:mime-type="image/png">
            <text:p/>
          </draw:image>
        </draw:frame>
        <draw:frame draw:style-name="gr1" draw:text-style-name="P2" draw:layer="layout" svg:width="4.287cm" svg:height="0.95cm" svg:x="4.713cm" svg:y="3.55cm">
          <draw:text-box>
            <text:p text:style-name="P1">グローバル版</text:p>
          </draw:text-box>
        </draw:frame>
        <draw:frame draw:style-name="gr7" draw:text-style-name="P2" draw:layer="layout" svg:width="2.5cm" svg:height="0.95cm" svg:x="14cm" svg:y="3.55cm">
          <draw:text-box>
            <text:p text:style-name="P1">中国版</text:p>
          </draw:text-box>
        </draw:frame>
        <draw:line draw:style-name="gr5" draw:text-style-name="P3" draw:layer="layout" svg:x1="13.5cm" svg:y1="3.5cm" svg:x2="13.5cm" svg:y2="10cm">
          <text:p/>
        </draw:line>
      </draw:page>
      <draw:page draw:name="page3" draw:style-name="dp1" draw:master-page-name="標準">
        <draw:frame draw:style-name="gr3" draw:text-style-name="P1" draw:layer="layout" svg:width="8.152cm" svg:height="5cm" svg:x="11cm" svg:y="5cm">
          <draw:image xlink:href="Pictures/1000000100000499000002D28A26F3FD44FBF341.png" xlink:type="simple" xlink:show="embed" xlink:actuate="onLoad" draw:mime-type="image/png">
            <text:p/>
          </draw:image>
        </draw:frame>
        <draw:frame draw:style-name="gr3" draw:text-style-name="P1" draw:layer="layout" svg:width="8.648cm" svg:height="5cm" svg:x="1.5cm" svg:y="5cm">
          <draw:image xlink:href="Pictures/1000000100000524000002F9F18B85283987D871.png" xlink:type="simple" xlink:show="embed" xlink:actuate="onLoad" draw:mime-type="image/png">
            <text:p/>
          </draw:image>
        </draw:frame>
        <draw:frame draw:style-name="gr1" draw:text-style-name="P2" draw:layer="layout" svg:width="4.287cm" svg:height="0.95cm" svg:x="3.5cm" svg:y="3.55cm">
          <draw:text-box>
            <text:p text:style-name="P1">グローバル版</text:p>
          </draw:text-box>
        </draw:frame>
        <draw:frame draw:style-name="gr7" draw:text-style-name="P2" draw:layer="layout" svg:width="2.5cm" svg:height="0.95cm" svg:x="14cm" svg:y="3.55cm">
          <draw:text-box>
            <text:p text:style-name="P1">中国版</text:p>
          </draw:text-box>
        </draw:frame>
        <draw:line draw:style-name="gr5" draw:text-style-name="P3" draw:layer="layout" svg:x1="10.5cm" svg:y1="3.5cm" svg:x2="10.5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8T20:49:37.969000000</dc:date>
    <meta:editing-duration>PT1H36M29S</meta:editing-duration>
    <meta:editing-cycles>7</meta:editing-cycles>
    <meta:generator>LibreOffice/7.4.7.2$Windows_X86_64 LibreOffice_project/723314e595e8007d3cf785c16538505a1c878ca5</meta:generator>
    <meta:document-statistic meta:object-count="15"/>
  </office:meta>
</office:document-meta>
</file>